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3.7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polyline draw:style-name="gr2" draw:layer="layout" svg:width="1.5cm" svg:height="0.5cm" svg:x="1.5cm" svg:y="1.5cm" svg:viewBox="0 0 1501 501" draw:points="0,501 1000,0 1501,0">
            <text:p/>
          </draw:polyline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ntact - if</dc:title>
    <meta:creation-date>2011-02-07T16:53:28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